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55655" officeooo:paragraph-rsid="00155655"/>
    </style:style>
    <style:style style:name="P2" style:family="paragraph" style:parent-style-name="Standard">
      <style:text-properties officeooo:rsid="00163dc6" officeooo:paragraph-rsid="00163dc6"/>
    </style:style>
    <style:style style:name="P3" style:family="paragraph" style:parent-style-name="Standard">
      <style:text-properties officeooo:rsid="0016d930" officeooo:paragraph-rsid="0016d930"/>
    </style:style>
    <style:style style:name="T1" style:family="text">
      <style:text-properties officeooo:rsid="00163d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流程图绘制</text:p>
      <text:p text:style-name="P1"/>
      <text:p text:style-name="P1"/>
      <text:p text:style-name="P1">1.流程图:</text:p>
      <text:p text:style-name="P1"><text:tab/>生产过程中事物各个环节进行顺序的简图。</text:p>
      <text:p text:style-name="P1"><text:tab/>流经一个系统的信息流,观点流或部件流的图形代表</text:p>
      <text:p text:style-name="P1"/>
      <text:p text:style-name="P1">2.流程图作用:</text:p>
      <text:p text:style-name="P1"><text:tab/>直观描述工作过程具体步骤,对准确了解事情如何进行,以及决定应如何改进过程极有帮助</text:p>
      <text:p text:style-name="P1"/>
      <text:p text:style-name="P1">3.确定业务</text:p>
      <text:p text:style-name="P1"><text:tab/>1.原因 <text:s/>目的</text:p>
      <text:p text:style-name="P1"><text:tab/>2.确定业务边界</text:p>
      <text:p text:style-name="P1"/>
      <text:p text:style-name="P1"><text:span text:style-name="T1">4.</text:span>流程图必要:</text:p>
      <text:p text:style-name="P1"><text:tab/><text:span text:style-name="T1">1.明确的 单一目的</text:span></text:p>
      <text:p text:style-name="P1"><text:tab/><text:span text:style-name="T1">2.完成目的需要从流程开始到结束</text:span></text:p>
      <text:p text:style-name="P1"><text:tab/><text:span text:style-name="T1">3.不同流程业务不要合并成一个流程</text:span></text:p>
      <text:p text:style-name="P1"><text:tab/><text:span text:style-name="T1">4.流程图每个过程有目的</text:span></text:p>
      <text:p text:style-name="P1"><text:tab/><text:span text:style-name="T1">5.过程层次要一致，保证每个过程执行次数基本一致</text:span></text:p>
      <text:p text:style-name="P1"/>
      <text:p text:style-name="P2">5.流程图包含:</text:p>
      <text:p text:style-name="P2"><text:tab/>1.基本流程框图</text:p>
      <text:p text:style-name="P2"><text:tab/>2.UML活动图:表现软件过程活动,可以并行</text:p>
      <text:p text:style-name="P2"><text:tab/>3.数据流程图,UML协作图 ,UML状态图</text:p>
      <text:p text:style-name="P2"/>
      <text:p text:style-name="P2">6.流程图表示</text:p>
      <text:p text:style-name="P2"><text:tab/>1.开始 结束标记</text:p>
      <text:p text:style-name="P2"><text:tab/>2.过程或活动</text:p>
      <text:p text:style-name="P2"><text:tab/>3.判决或决策</text:p>
      <text:p text:style-name="P2"><text:tab/>4.业务流 操作流</text:p>
      <text:p text:style-name="P2"><text:tab/>5.流程合并拆分</text:p>
      <text:p text:style-name="P2"/>
      <text:p text:style-name="P2">7.流程图说明</text:p>
      <text:p text:style-name="P2"><text:tab/>1.活动主体</text:p>
      <text:p text:style-name="P2"><text:tab/>2.活动内容</text:p>
      <text:p text:style-name="P2"><text:tab/>3.状态变更条件</text:p>
      <text:p text:style-name="P2"><text:tab/>4.用户</text:p>
      <text:p text:style-name="P2"><text:tab/>5.输入</text:p>
      <text:p text:style-name="P2"><text:tab/>6.内容</text:p>
      <text:p text:style-name="P2"><text:tab/>7.输出</text:p>
      <text:p text:style-name="P2"><text:tab/>8.输入条件</text:p>
      <text:p text:style-name="P2"><text:tab/>9.输出结果</text:p>
      <text:p text:style-name="P2"><text:tab/>10.业务约束</text:p>
      <text:p text:style-name="P2"><text:tab/>11.场景</text:p>
      <text:p text:style-name="P2"><text:tab/>12.实现方式</text:p>
      <text:p text:style-name="P2"/>
      <text:p text:style-name="P3">8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5T09:50:17.843721565</meta:creation-date>
    <dc:date>2015-11-15T15:11:11.106949257</dc:date>
    <meta:editing-duration>PT4H32M28S</meta:editing-duration>
    <meta:editing-cycles>1</meta:editing-cycles>
    <meta:document-statistic meta:table-count="0" meta:image-count="0" meta:object-count="0" meta:page-count="1" meta:paragraph-count="39" meta:word-count="340" meta:character-count="428" meta:non-whitespace-character-count="387"/>
    <meta:generator>LibreOffice/4.2.8.2$Linux_x86 LibreOffice_project/420m0$Build-2</meta:generator>
  </office:meta>
</office:document-meta>
</file>